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 style:font-pitch="variable"/>
    <style:font-face style:name="01" svg:font-family="0" style:font-family-generic="system" style:font-pitch="variable"/>
    <style:font-face style:name="Calibri" svg:font-family="Calibri" style:font-adornments="Regular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roman" style:font-pitch="variable"/>
    <style:font-face style:name="Symbol" svg:font-family="Symbol" style:font-adornments="Обычный" style:font-family-generic="roman" style:font-pitch="variable" style:font-charset="x-symbol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cm" fo:border="none" style:shadow="none" style:writing-mode="lr-tb" style:join-border="false"/>
    </style:style>
    <style:style style:name="P2" style:family="paragraph" style:parent-style-name="Standard" style:list-style-name="WWNum1">
      <style:paragraph-properties fo:margin-top="0cm" fo:margin-bottom="0cm" style:contextual-spacing="false" fo:line-height="100%" fo:text-align="start" style:justify-single-word="false" fo:padding="0cm" fo:border="none" style:shadow="none" style:writing-mode="lr-tb" style:join-border="false"/>
    </style:style>
    <style:style style:name="P3" style:family="paragraph" style:parent-style-name="Standard">
      <style:paragraph-properties fo:margin-left="1.27cm" fo:margin-right="0cm" fo:margin-top="0cm" fo:margin-bottom="0cm" style:contextual-spacing="false" fo:line-height="100%" fo:text-align="start" style:justify-single-word="false" fo:text-indent="0cm" style:auto-text-indent="false" fo:padding="0cm" fo:border="none" style:shadow="none" style:writing-mode="lr-tb" style:join-border="false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cm" fo:border="none" style:shadow="none" style:writing-mode="lr-tb" style:join-border="false"/>
      <style:text-properties fo:color="#494949" loext:opacity="100%" style:font-name="0" fo:font-size="16pt" style:font-name-asian="01" style:font-size-asian="16pt" style:language-asian="en" style:country-asian="US" style:font-name-complex="01" style:font-size-complex="16pt"/>
    </style:style>
    <style:style style:name="T1" style:family="text">
      <style:text-properties fo:color="#494949" loext:opacity="100%" style:font-name="0" fo:font-size="16pt" style:font-name-asian="01" style:font-size-asian="16pt" style:language-asian="en" style:country-asian="US" style:font-name-complex="01" style:font-size-complex="16pt"/>
    </style:style>
    <style:style style:name="T2" style:family="text">
      <style:text-properties fo:color="#494949" loext:opacity="100%" style:font-name="0" fo:font-size="16pt" fo:font-weight="bold" style:font-name-asian="01" style:font-size-asian="16pt" style:language-asian="en" style:country-asian="US" style:font-weight-asian="bold" style:font-name-complex="01" style:font-size-complex="16pt" style:font-weight-complex="bold"/>
    </style:style>
    <style:style style:name="T3" style:family="text">
      <style:text-properties fo:color="#494949" loext:opacity="100%" style:font-name="0" fo:font-size="16pt" style:font-name-asian="01" style:font-size-asian="16pt" style:language-asian="ru" style:country-asian="RU" style:font-name-complex="01" style:font-size-complex="16pt"/>
    </style:style>
    <style:style style:name="T4" style:family="text">
      <style:text-properties fo:color="#494949" loext:opacity="100%" style:font-name="0" fo:font-size="16pt" fo:font-weight="bold" style:font-name-asian="01" style:font-size-asian="16pt" style:language-asian="ru" style:country-asian="RU" style:font-weight-asian="bold" style:font-name-complex="01" style:font-size-complex="16pt" style:font-weight-complex="bold"/>
    </style:style>
    <style:style style:name="T5" style:family="text">
      <style:text-properties fo:color="#000000" loext:opacity="100%" style:font-name="Segoe UI" fo:font-size="9pt" style:font-name-asian="01" style:font-size-asian="9pt" style:language-asian="en" style:country-asian="US" style:font-name-complex="0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Блок Опыт:</text:span><text:span text:style-name="T1"> </text:span></text:p>
      <text:p text:style-name="P1" loext:marker-style-name="T1"><text:span text:style-name="T1">- мини рассказ о своем опыте - какой религвий цикл у вас был, спринтами работали? </text:span><text:span text:style-name="T1"/></text:p>
      <text:p text:style-name="P1" loext:marker-style-name="T1"><text:span text:style-name="T1">- какая команда у вас была, хорошая коммуникация в команде была?</text:span><text:span text:style-name="T1"/></text:p>
      <text:p text:style-name="P1" loext:marker-style-name="T1"><text:span text:style-name="T1"><text:s/>- почему решили помнить место работы?</text:span><text:span text:style-name="T1"/></text:p>
      <text:p text:style-name="P1" loext:marker-style-name="T1"><text:span text:style-name="T1"><text:s/>- в каком соотношении тестировали ручное/автоматизация</text:span><text:span text:style-name="T1"/></text:p>
      <text:p text:style-name="P1" loext:marker-style-name="T1"><text:span text:style-name="T1"><text:s/>- расскажите про процесс тестирования в спринте</text:span><text:span text:style-name="T1"/></text:p>
      <text:p text:style-name="P1" loext:marker-style-name="T1"><text:span text:style-name="T1"><text:s/>- расскажите интересную историю из своего опыта, что то нетривиальное тестировали, что то может вам запомнилось больше всего, что вызвало может какие то трудности (историю на ходу придумывал)</text:span><text:span text:style-name="T1"/></text:p>
      <text:p text:style-name="P1" loext:marker-style-name="T1"><text:span text:style-name="T1"><text:s/>- какими инструментами тестирования пользовались и зачем - есть опыт тестирования мобилок? </text:span><text:span text:style-name="T1"/></text:p>
      <text:list text:style-name="WWNum1">
        <text:list-item>
          <text:p text:style-name="P2" loext:marker-style-name="T1"><text:span text:style-name="T1">что вызвало может какие то трудности (историю на ходу придумывал) - </text:span><text:span text:style-name="T1"/></text:p>
        </text:list-item>
        <text:list-item>
          <text:p text:style-name="P2" loext:marker-style-name="T1"><text:span text:style-name="T1">какими инструментами тестирования пользовались и зачем</text:span><text:span text:style-name="T1"/></text:p>
        </text:list-item>
        <text:list-item>
          <text:p text:style-name="P2" loext:marker-style-name="T1"><text:span text:style-name="T1">- есть опыт тестирования мобилок? Блок теория тестирования:</text:span><text:span text:style-name="T1"/></text:p>
        </text:list-item>
        <text:list-item>
          <text:p text:style-name="P2" loext:marker-style-name="T1"><text:span text:style-name="T1"><text:s/>- пирамида тестирования</text:span><text:span text:style-name="T1"/></text:p>
        </text:list-item>
        <text:list-item>
          <text:p text:style-name="P2" loext:marker-style-name="T1"><text:span text:style-name="T1"><text:s/>- Что такое API в вашем понимании </text:span><text:span text:style-name="T1"/></text:p>
        </text:list-item>
        <text:list-item>
          <text:p text:style-name="P2" loext:marker-style-name="T1"><text:span text:style-name="T1">- Что такое REST API, SOAP, чем они отличаются </text:span><text:span text:style-name="T1"/></text:p>
        </text:list-item>
        <text:list-item>
          <text:p text:style-name="P2" loext:marker-style-name="T1"><text:span text:style-name="T1">- принципы REST API </text:span><text:span text:style-name="T1"/></text:p>
        </text:list-item>
        <text:list-item>
          <text:p text:style-name="P2" loext:marker-style-name="T1"><text:span text:style-name="T1">- какие http методы знаете</text:span><text:span text:style-name="T1"/></text:p>
        </text:list-item>
        <text:list-item>
          <text:p text:style-name="P2" loext:marker-style-name="T1"><text:span text:style-name="T1"><text:s/>- чем отличается get or post (по всем признакам, иденпотентность, безопасность и тд) </text:span><text:span text:style-name="T1"/></text:p>
        </text:list-item>
        <text:list-item>
          <text:p text:style-name="P2" loext:marker-style-name="T1"><text:span text:style-name="T1">- что делает put запрос </text:span><text:span text:style-name="T1"/></text:p>
        </text:list-item>
        <text:list-item>
          <text:p text:style-name="P2" loext:marker-style-name="T1"><text:span text:style-name="T1"><text:s/>мини задачка, открыли сайт сбора а там логотип фиолетовый, что будете делать полный спектр действий</text:span><text:span text:style-name="T1"/></text:p>
        </text:list-item>
      </text:list>
      <text:p text:style-name="P3" loext:marker-style-name="T1"><text:span text:style-name="T1"><text:s/>- мини задачка, 2 + 2 на сайте = 4 но римской цифрой, что будете делать, полный спектр действий </text:span><text:span text:style-name="T1"/></text:p>
      <text:p text:style-name="P3" loext:marker-style-name="T1"><text:span text:style-name="T1">- пользуетесь DevTools? Какими основными вкладками пользуетесь, зачем вам вкладка Elements как автоматизатору? </text:span><text:span text:style-name="T1"/></text:p>
      <text:p text:style-name="P1" loext:marker-style-name="T1"><text:span text:style-name="T1">- Умеете пользоваться Charles? Для чего этот ин</text:span><text:span text:style-name="T3">струмент<text:line-break/></text:span><text:span text:style-name="T1"><text:line-break/></text:span><text:span text:style-name="T4">Б</text:span><text:span text:style-name="T2">лок Java и автоматизация </text:span></text:p>
      <text:p text:style-name="P1" loext:marker-style-name="T1"><text:span text:style-name="T1">- ООП принципы назвать, про все рассказать, с чем принципиально работает ООП в Java (с объектами)</text:span><text:span text:style-name="T1"/></text:p>
      <text:p text:style-name="P1" loext:marker-style-name="T1"><text:span text:style-name="T1"><text:s/>- модификаторы доступа назвать снизу вверх</text:span><text:span text:style-name="T1"/></text:p>
      <text:p text:style-name="P1" loext:marker-style-name="T1"><text:span text:style-name="T1"><text:s/>- как получить доступ к приватным полям класса (намек на getter) </text:span><text:span text:style-name="T1"/></text:p>
      <text:p text:style-name="P1" loext:marker-style-name="T1"><text:span text:style-name="T1">- когда используем private, это к какому принципу ООП относится?</text:span><text:span text:style-name="T1"/></text:p>
      <text:p text:style-name="P1" loext:marker-style-name="T1"><text:soft-page-break/><text:span text:style-name="T1"><text:s/>- что такое стек, что такое куча, что хранится в стеке, что в куче, Animal animal = new Animal(); </text:span><text:span text:style-name="T1"/></text:p>
      <text:p text:style-name="P1" loext:marker-style-name="T1"><text:span text:style-name="T1">что из этого будет хранится в стеке а что в куче? </text:span><text:span text:style-name="T1"/></text:p>
      <text:p text:style-name="P1" loext:marker-style-name="T1"><text:span text:style-name="T1">- чем отличается абстрактный класс от читателей о книге выбирать </text:span><text:span text:style-name="T1"/></text:p>
      <text:p text:style-name="P1" loext:marker-style-name="T1"><text:span text:style-name="T1">- синтаксис написания констант в джава, собеседующий говорит а почему бы просто не написать перед переменной сонst и все (подъебать короче меня решил)</text:span><text:span text:style-name="T1"/></text:p>
      <text:p text:style-name="P1" loext:marker-style-name="T1"><text:span text:style-name="T1"><text:s/>- для чего используется final в джава, если применить final к классу? Если применить к методу? </text:span><text:span text:style-name="T1"/></text:p>
      <text:p text:style-name="P1" loext:marker-style-name="T1"><text:span text:style-name="T1">- расскажи про функциональные интерфейсы (лямда)</text:span><text:span text:style-name="T1"/></text:p>
      <text:p text:style-name="P1" loext:marker-style-name="T1"><text:span text:style-name="T1"><text:s/>- что такое stream api, какие основные виды методов в stream api, назовите самые популярные какими вы пользовались, как можно заменить конструкцию лямда к стримах? </text:span><text:span text:style-name="T1"/></text:p>
      <text:p text:style-name="P1" loext:marker-style-name="T1"><text:span text:style-name="T1">- как с помощью selenium искать локаторы когда у нас сайт внутри сайта (намек на переключение во фрейм) </text:span><text:span text:style-name="T1"/></text:p>
      <text:p text:style-name="P1" loext:marker-style-name="T1"><text:span text:style-name="T1">- как прогоняли тесты UI, где именно, что использовали (docker, selenoid)</text:span><text:span text:style-name="T1"/></text:p>
      <text:p text:style-name="P1" loext:marker-style-name="T1"><text:span text:style-name="T1"><text:s/>- как вообще была устроена структура автотестов, где запуск был (CI CD)</text:span><text:span text:style-name="T1"/></text:p>
      <text:p text:style-name="P1" loext:marker-style-name="T1"><text:span text:style-name="T1">- знакомы с Git? Как склонировать репозиторий, как сделать коммит, а что перед коммитом делается? Что такое merge, делали вы pull request (merge request) </text:span><text:span text:style-name="T1"/></text:p>
      <text:p text:style-name="P4" loext:marker-style-name="T1"/>
      <text:p text:style-name="P1" loext:marker-style-name="T1"><text:span text:style-name="T1">В конце скинули в чатик код, нужно было сделать ревью, что то подсократить, что то удалить, были комментарии в коде, удаляем, if в if в if, исправили, импорты какие то удалили, какие то обобщили, короче плевая фигня, на понимание просто конструкций в джава в целом </text:span><text:span text:style-name="T1"/></text:p>
      <text:p text:style-name="P1" loext:marker-style-name="T5"><text:span text:style-name="T5"><text:line-break/></text:span><text:span text:style-name="T5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roman" style:font-pitch="variable"/>
    <style:font-face style:name="01" svg:font-family="0" style:font-family-generic="system" style:font-pitch="variable"/>
    <style:font-face style:name="Calibri" svg:font-family="Calibri" style:font-adornments="Regular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roman" style:font-pitch="variable"/>
    <style:font-face style:name="Symbol" svg:font-family="Symbol" style:font-adornments="Обычный" style:font-family-generic="roman" style:font-pitch="variable" style:font-charset="x-symbol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is-legal="true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ListLabel_20_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14T11:03:07.973000000</meta:creation-date>
    <meta:initial-creator>unknown</meta:initial-creator>
    <dc:description>unknown</dc:description>
    <dc:subject>unknown</dc:subject>
    <dc:title>unknown</dc:title>
    <dc:date>2025-07-14T11:04:02.230000000</dc:date>
    <meta:editing-duration>PT54S</meta:editing-duration>
    <meta:editing-cycles>1</meta:editing-cycles>
    <meta:document-statistic meta:table-count="0" meta:image-count="0" meta:object-count="0" meta:page-count="2" meta:paragraph-count="39" meta:word-count="491" meta:character-count="3039" meta:non-whitespace-character-count="2558"/>
    <meta:generator>LibreOffice/24.8.7.1$Windows_X86_64 LibreOffice_project/67172c63871c755bc0e5f9fc0c892575790cdcf6</meta:generator>
  </office:meta>
</office:document-meta>
</file>